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3993in" style:use-optimal-column-width="false"/>
    </style:style>
    <style:style style:name="TableColumn3" style:family="table-column">
      <style:table-column-properties style:column-width="4.2937in" style:use-optimal-column-width="false"/>
    </style:style>
    <style:style style:name="Table1" style:family="table" style:master-page-name="MP0">
      <style:table-properties style:width="6.693in" fo:margin-left="0.038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19" style:family="table-cell">
      <style:table-cell-properties fo:border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2" style:parent-style-name="Absatz-Standardschriftart" style:family="text">
      <style:text-properties fo:font-weight="bold" style:font-weight-asian="bold"/>
    </style:style>
    <style:style style:name="T23" style:parent-style-name="Absatz-Standardschriftart" style:family="text">
      <style:text-properties fo:font-weight="bold" style:font-weight-asian="bold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5" style:parent-style-name="Absatz-Standardschriftart" style:family="text">
      <style:text-properties fo:color="#000000"/>
    </style:style>
    <style:style style:name="P26" style:parent-style-name="TableContents" style:family="paragraph">
      <style:text-properties fo:color="#000000"/>
    </style:style>
    <style:style style:name="P27" style:parent-style-name="TableContents" style:family="paragraph">
      <style:text-properties fo:color="#000000"/>
    </style:style>
    <style:style style:name="P28" style:parent-style-name="TableContents" style:family="paragraph">
      <style:text-properties fo:color="#000000"/>
    </style:style>
    <style:style style:name="P29" style:parent-style-name="TableContents" style:family="paragraph">
      <style:text-properties fo:color="#000000"/>
    </style:style>
    <style:style style:name="P30" style:parent-style-name="TableContents" style:family="paragraph">
      <style:text-properties fo:color="#000000"/>
    </style:style>
    <style:style style:name="P31" style:parent-style-name="TableContents" style:family="paragraph">
      <style:text-properties fo:color="#000000"/>
    </style:style>
    <style:style style:name="P32" style:parent-style-name="TableContents" style:family="paragraph">
      <style:text-properties fo:color="#000000"/>
    </style:style>
    <style:style style:name="P33" style:parent-style-name="TableContents" style:family="paragraph">
      <style:text-properties fo:color="#000000"/>
    </style:style>
    <style:style style:name="P34" style:parent-style-name="TableContents" style:family="paragraph">
      <style:text-properties fo:color="#000000"/>
    </style:style>
    <style:style style:name="P35" style:parent-style-name="TableContents" style:family="paragraph">
      <style:text-properties fo:color="#000000"/>
    </style:style>
    <style:style style:name="P36" style:parent-style-name="TableContents" style:family="paragraph">
      <style:text-properties fo:color="#000000"/>
    </style:style>
    <style:style style:name="P37" style:parent-style-name="TableContents" style:family="paragraph">
      <style:text-properties fo:color="#000000"/>
    </style:style>
    <style:style style:name="P38" style:parent-style-name="TableContents" style:family="paragraph">
      <style:text-properties fo:color="#000000"/>
    </style:style>
    <style:style style:name="P39" style:parent-style-name="TableContents" style:family="paragraph">
      <style:text-properties fo:color="#000000"/>
    </style:style>
    <style:style style:name="P40" style:parent-style-name="TableContents" style:family="paragraph">
      <style:text-properties fo:color="#000000"/>
    </style:style>
    <style:style style:name="P41" style:parent-style-name="TableContents" style:family="paragraph">
      <style:text-properties fo:color="#000000"/>
    </style:style>
    <style:style style:name="P42" style:parent-style-name="TableContents" style:family="paragraph">
      <style:text-properties fo:color="#000000"/>
    </style:style>
    <style:style style:name="P43" style:parent-style-name="TableContents" style:family="paragraph">
      <style:text-properties fo:color="#000000"/>
    </style:style>
    <style:style style:name="P44" style:parent-style-name="TableContents" style:family="paragraph">
      <style:text-properties fo:color="#000000"/>
    </style:style>
    <style:style style:name="P45" style:parent-style-name="TableContents" style:family="paragraph">
      <style:text-properties fo:color="#000000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/>
    </style:style>
    <style:style style:name="T51" style:parent-style-name="Absatz-Standardschriftart" style:family="text">
      <style:text-properties fo:font-weight="bold" style:font-weight-asian="bold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5" style:parent-style-name="Absatz-Standardschriftart" style:family="text">
      <style:text-properties fo:font-weight="bold" style:font-weight-asian="bold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9" style:parent-style-name="Absatz-Standardschriftart" style:family="text">
      <style:text-properties fo:font-weight="bold" style:font-weight-asian="bold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7" style:parent-style-name="Absatz-Standardschriftart" style:family="text">
      <style:text-properties fo:font-weight="bold" style:font-weight-asian="bold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1" style:parent-style-name="Absatz-Standardschriftart" style:family="text">
      <style:text-properties fo:font-weight="bold" style:font-weight-asian="bold"/>
    </style:style>
    <style:style style:name="TableCell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5" style:parent-style-name="Absatz-Standardschriftart" style:family="text">
      <style:text-properties fo:font-weight="bold" style:font-weight-asian="bold"/>
    </style:style>
    <style:style style:name="T76" style:parent-style-name="Absatz-Standardschriftart" style:family="text">
      <style:text-properties fo:font-weight="bold" style:font-weight-asian="bold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0" style:parent-style-name="Absatz-Standardschriftart" style:family="text">
      <style:text-properties fo:font-weight="bold" style:font-weight-asian="bold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4" style:parent-style-name="Absatz-Standardschriftart" style:family="text">
      <style:text-properties fo:font-weight="bold" style:font-weight-asian="bold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8" style:parent-style-name="Absatz-Standardschriftart" style:family="text">
      <style:text-properties fo:font-weight="bold" style:font-weight-asian="bold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19">
            <text:p text:style-name="TableContents"/>
          </table:table-cell>
        </table:table-row>
        <table:table-row table:style-name="TableRow20">
          <table:table-cell table:style-name="TableCell21">
            <text:p text:style-name="TableContents"><text:span text:style-name="T22">1. <text:s/>Zielbestimmung</text:span><text:span text:style-name="T23"><text:line-break/></text:span><text:s/>1.1 Muss-Kriterien<text:line-break/><text:s/>1.2 Wunsch-Kriterien<text:line-break/><text:s/>1.3 Ausschluss-Kriterien</text:p>
          </table:table-cell>
          <table:table-cell table:style-name="TableCell24">
            <text:p text:style-name="TableContents"/>
            <text:p text:style-name="TableContents">1.1: <text:s/><text:span text:style-name="T25">Steuerung → in alle Richtungen, stehen bleiben</text:span></text:p>
            <text:p text:style-name="P26"><text:s text:c="8"/>Scrollbildschirm an Figur gebunden</text:p>
            <text:p text:style-name="P27"><text:s text:c="8"/>Hindernisse</text:p>
            <text:p text:style-name="P28"><text:s text:c="8"/>Sterben</text:p>
            <text:p text:style-name="P29"><text:s text:c="8"/>Welt</text:p>
            <text:p text:style-name="P30"><text:s text:c="8"/>Mobs</text:p>
            <text:p text:style-name="P31"><text:s text:c="8"/>Startscreen</text:p>
            <text:p text:style-name="P32"><text:s text:c="8"/>Schlagen</text:p>
            <text:p text:style-name="P33"><text:s text:c="8"/></text:p>
            <text:p text:style-name="P34">1.2: <text:s text:c="2"/>Levelsystem</text:p>
            <text:p text:style-name="P35"><text:s text:c="9"/>Story</text:p>
            <text:p text:style-name="P36"><text:s text:c="9"/>Hindernisse mit Eigenschaften (Schaden, Solidität,<text:s/><text:s text:c="6"/>Verlangsamung etc.)</text:p>
            <text:p text:style-name="P37"><text:s text:c="9"/>Checkpoints</text:p>
            <text:p text:style-name="P38"><text:s text:c="9"/>Schätze</text:p>
            <text:p text:style-name="P39"><text:s text:c="9"/>Achievements</text:p>
            <text:p text:style-name="P40"><text:s text:c="9"/>Partikel</text:p>
            <text:p text:style-name="P41"><text:s text:c="9"/>Speichern</text:p>
            <text:p text:style-name="P42"/>
            <text:p text:style-name="P43">1.3 <text:s text:c="3"/>3D</text:p>
            <text:p text:style-name="P44"><text:s text:c="9"/>Autogenerierte Level</text:p>
            <text:p text:style-name="P45"><text:s text:c="9"/>Character-Auswahl</text:p>
            <text:p text:style-name="P46"><text:s text:c="9"/>Werbung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<text:span text:style-name="T49">2. Produkt-Einsatz</text:span><text:span text:style-name="T50"><text:line-break/></text:span><text:span text:style-name="T51"><text:s/></text:span>2.1 Anwendungsbereich<text:line-break/><text:s/>2.2 Benutzergruppen</text:p>
          </table:table-cell>
          <table:table-cell table:style-name="TableCell52">
            <text:p text:style-name="TableContents"/>
            <text:p text:style-name="TableContents">2.1: <text:s/>Computerspielen.</text:p>
            <text:p text:style-name="TableContents">2.2:<text:s/>Menschen die Spaß an Adventure-Games<text:s/>haben, Personen die an den Leistungen des Informatikkurses interessiert sind.</text:p>
            <text:p text:style-name="TableContents"/>
            <text:p text:style-name="TableContents"/>
          </table:table-cell>
        </table:table-row>
        <table:table-row table:style-name="TableRow53">
          <table:table-cell table:style-name="TableCell54">
            <text:p text:style-name="TableContents"><text:span text:style-name="T55">3. Produkt-Umgebung</text:span><text:line-break/><text:s/>3.1 Software<text:line-break/><text:s/>3.2 Hardware<text:line-break/><text:s/>3.3 Schnittstellen</text:p>
          </table:table-cell>
          <table:table-cell table:style-name="TableCell56">
            <text:p text:style-name="TableContents"/>
            <text:p text:style-name="TableContents">3.1: <text:s/>Windows, Linux als Betriebssysteme. Java muss installiert sein.</text:p>
            <text:p text:style-name="TableContents"/>
            <text:p text:style-name="TableContents">3.2: <text:s text:c="2"/>Funktionsfähiger Computer. Das Ausführen des Programms benötigt eine vernünftige Leistung des Computers</text:p>
            <text:p text:style-name="TableContents"/>
            <text:p text:style-name="TableContents">3.3: <text:s text:c="2"/>Keine Schnittstellen</text:p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><text:span text:style-name="T59">4. Produkt-Funktionen</text:span></text:p>
          </table:table-cell>
          <table:table-cell table:style-name="TableCell60">
            <text:p text:style-name="TableContents">4:. Es soll ein spielbares Adventure entstehen, in dem sich eine Spielfigur durch eine Welt und Level bewegen muss, um<text:s/><text:soft-page-break/>dieses zu bestehen. Näheres ist im Lasten- und Pflichtenheft definiert.</text:p>
            <text:p text:style-name="TableContents"/>
          </table:table-cell>
        </table:table-row>
        <text:soft-page-break/>
        <table:table-row table:style-name="TableRow61">
          <table:table-cell table:style-name="TableCell62">
            <text:p text:style-name="P63">5. Produkt-Daten<text:line-break/></text:p>
          </table:table-cell>
          <table:table-cell table:style-name="TableCell64">
            <text:p text:style-name="TableContents">5.: Daten werden in Textdateien gespeichert</text:p>
          </table:table-cell>
        </table:table-row>
        <table:table-row table:style-name="TableRow65">
          <table:table-cell table:style-name="TableCell66">
            <text:p text:style-name="TableContents"><text:span text:style-name="T67">6. Produkt-Leistungen</text:span></text:p>
          </table:table-cell>
          <table:table-cell table:style-name="TableCell68">
            <text:p text:style-name="TableContents">6.: Abgabe am 15.3.20, Abgabe der Anforderungsdefinitionen, der Aufgabenverteilung, des Klassendiagramms sowie das Programm.</text:p>
          </table:table-cell>
        </table:table-row>
        <table:table-row table:style-name="TableRow69">
          <table:table-cell table:style-name="TableCell70">
            <text:p text:style-name="TableContents"><text:span text:style-name="T71">7. Benutzungsoberfläche</text:span><text:line-break/><text:s/>7.1 Bildschirmlayout<text:line-break/><text:s/>7.2 Tastaturbelegung<text:line-break/></text:p>
          </table:table-cell>
          <table:table-cell table:style-name="TableCell72">
            <text:p text:style-name="TableContents"/>
            <text:p text:style-name="TableContents">7.1: Festes Layout, 768*768 Pixel<text:s/>(Spiel)</text:p>
            <text:p text:style-name="TableContents">7.2: voreingestellt auf:</text:p>
            <text:p text:style-name="TableContents"><text:s text:c="34"/>Vor: W</text:p>
            <text:p text:style-name="TableContents"><text:s text:c="34"/>Hinten: S</text:p>
            <text:p text:style-name="TableContents"><text:s text:c="34"/>Rechts:D</text:p>
            <text:p text:style-name="TableContents"><text:s text:c="34"/>Links:A</text:p>
            <text:p text:style-name="TableContents"><text:s text:c="34"/>Attacke:L</text:p>
          </table:table-cell>
        </table:table-row>
        <table:table-row table:style-name="TableRow73">
          <table:table-cell table:style-name="TableCell74">
            <text:p text:style-name="TableContents"><text:span text:style-name="T75">8. <text:s/></text:span><text:span text:style-name="T76">Qualitätsziele</text:span></text:p>
          </table:table-cell>
          <table:table-cell table:style-name="TableCell77">
            <text:p text:style-name="TableContents">8.: Zum Beispiel:</text:p>
            <text:p text:style-name="TableContents"><text:s text:c="11"/>a) Benutzerfreundlichkeit: Die Nutzung des Spiels ist zumeist selbsterklärend, aber im Menü steht was man mit dem Klick erreicht (Spielstart wenn man auf dem Thumbnail ist, Control, Close und Lautstärke verändern.</text:p>
            <text:p text:style-name="TableContents"/>
            <text:p text:style-name="TableContents"><text:s text:c="11"/>b) Robustheit: Das Spiel reagiert nicht auf Falscheingaben, vor doppelten Tastenbelegungen wird gewarnt, wenn man es probiert.</text:p>
            <text:p text:style-name="TableContents"/>
            <text:p text:style-name="TableContents"/>
            <text:p text:style-name="TableContents"><text:s text:c="11"/>c) Revisionsfähigkeit: Durch die vollständige Auskommentierung und Methodendokumentation sowie das Klassendiagramm ist die Struktur des Programms nachvollziehbar und Fehler können schneller gefunden werden.</text:p>
            <text:p text:style-name="TableContents"/>
            <text:p text:style-name="TableContents"><text:s text:c="11"/>d) Transitionsfähigkeit – Wiederverwendbarkeit: Durch die starke Modularität können die einzelnen Klassen beziehungsweise Methoden mit nur<text:s/>leichter Anpassung an die neue Umgebung wiederverwendet werden.</text:p>
            <text:p text:style-name="TableContents"/>
            <text:p text:style-name="TableContents"><text:s text:c="12"/>e) Portabilität: Alleine mit der .jar-Datei und den Recources Ordner(oder .exe) kann das Spiel gestartet werden, somit müssen nur diese vorhanden sein um zu spielen, dies ist dann bei allen Computern mit nötiger Hardware möglich.</text:p>
            <text:p text:style-name="TableContents"/>
            <text:p text:style-name="TableContents"/>
          </table:table-cell>
        </table:table-row>
        <table:table-row table:style-name="TableRow78">
          <table:table-cell table:style-name="TableCell79">
            <text:p text:style-name="TableContents"><text:span text:style-name="T80">9. <text:s/>Testfälle</text:span></text:p>
          </table:table-cell>
          <table:table-cell table:style-name="TableCell81">
            <text:p text:style-name="TableContents">9.: Siehe Testprotokolle</text:p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><text:span text:style-name="T84">10. <text:s/>Entwicklungsumgebung</text:span><text:line-break/><text:s/>10.1 Software<text:line-break/><text:soft-page-break/><text:s/>10.2 Hardware</text:p>
          </table:table-cell>
          <table:table-cell table:style-name="TableCell85">
            <text:p text:style-name="TableContents"/>
            <text:p text:style-name="TableContents">10.1: NetBeans, jedoch können auch andere Java IDEs genutzt<text:s/><text:soft-page-break/>werden.</text:p>
            <text:p text:style-name="TableContents"/>
            <text:p text:style-name="TableContents">10.2: Keine besondere Hardware benötigt. Lediglich NetBeans <text:s text:c="2"/>Systemanforderungen müssen gegeben sein.</text:p>
            <text:p text:style-name="TableContents"/>
            <text:p text:style-name="TableContents"/>
          </table:table-cell>
        </table:table-row>
        <text:soft-page-break/>
        <table:table-row table:style-name="TableRow86">
          <table:table-cell table:style-name="TableCell87">
            <text:p text:style-name="TableContents"><text:span text:style-name="T88">11. Ergänzungen</text:span><text:line-break/><text:s text:c="2"/>11.1 Installationsbedingungen<text:line-break/><text:s text:c="2"/>11.2 <text:s/>Vorschriften, Normen usw.</text:p>
          </table:table-cell>
          <table:table-cell table:style-name="TableCell89">
            <text:p text:style-name="TableContents"/>
            <text:p text:style-name="TableContents">11.1: Die Soft- und Hardwareanforderungen müssen gegeben sein, eine weitere Installation ist nicht nötig.</text:p>
            <text:p text:style-name="TableContents"/>
            <text:p text:style-name="TableContents">11.2: <text:s/>a) Für die verwendete Musik sind in Credits.txt Quellenangaben zur rechtlichen Sicherheit gegeben.</text:p>
            <text:p text:style-name="TableContents"/>
            <text:p text:style-name="TableContents"><text:s text:c="6"/><text:s text:c="7"/>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8" style:family="table-column">
      <style:table-column-properties style:column-width="0.6006in" style:use-optimal-column-width="false"/>
    </style:style>
    <style:style style:name="TableColumn9" style:family="table-column">
      <style:table-column-properties style:column-width="5.3076in" style:use-optimal-column-width="false"/>
    </style:style>
    <style:style style:name="TableColumn10" style:family="table-column">
      <style:table-column-properties style:column-width="0.7847in" style:use-optimal-column-width="false"/>
    </style:style>
    <style:style style:name="Table7" style:family="table">
      <style:table-properties style:width="6.693in" fo:margin-left="0.0381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/>
    </style:style>
    <style:style style:name="T16" style:parent-style-name="StrongEmphasis" style:family="text">
      <style:text-properties style:font-name="Arial" fo:font-size="11pt" style:font-size-asian="11pt" style:font-size-complex="11pt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</office:automatic-styles>
  <office:master-styles>
    <style:master-page style:name="MP0" style:page-layout-name="PL0">
      <style:header>
        <text:p text:style-name="Kopfzeile"/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L<text:s/>Inf01</text:p>
            </table:table-cell>
            <table:table-cell table:style-name="TableCell14">
              <text:p text:style-name="P15"><text:span text:style-name="T16">Projektanforderungsdefinition</text:span></text:p>
            </table:table-cell>
            <table:table-cell table:style-name="TableCell17">
              <text:p text:style-name="P18">8.1.2020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8-12-14T12:38:00Z</meta:creation-date>
    <dc:date>2020-03-09T20:18:00Z</dc:date>
    <meta:template xlink:href="Normal" xlink:type="simple"/>
    <meta:editing-cycles>2</meta:editing-cycles>
    <meta:editing-duration>PT0S</meta:editing-duration>
    <meta:document-statistic meta:page-count="3" meta:paragraph-count="7" meta:word-count="485" meta:character-count="3538" meta:row-count="25" meta:non-whitespace-character-count="3060"/>
  </office:meta>
</office:document-meta>
</file>